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urdue Fort Wayne (3-3)</text:p>
          </table:table-cell>
          <table:table-cell office:value-type="string">
            <text:p>23</text:p>
          </table:table-cell>
          <table:table-cell office:value-type="string">
            <text:p>19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avy (5-1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9</text:p>
          </table:table-cell>
          <table:table-cell office:value-type="string">
            <text:p>41</text:p>
          </table:table-cell>
          <table:table-cell office:value-type="string">
            <text:p>.09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office:value-type="string">
            <text:p>46</text:p>
          </table:table-cell>
          <table:table-cell office:value-type="string">
            <text:p>.17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30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Navy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6</text:p>
          </table:table-cell>
          <table:table-cell office:value-type="string">
            <text:p>.17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39</text:p>
          </table:table-cell>
          <table:table-cell office:value-type="string">
            <text:p>.25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348</text:p>
          </table:table-cell>
        </table:table-row>
      </table:table>
      <table:table table:name="Sheet 2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-.0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2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37</text:p>
          </table:table-cell>
          <table:table-cell office:value-type="string">
            <text:p>.0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3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26</text:p>
          </table:table-cell>
          <table:table-cell office:value-type="string">
            <text:p>.11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10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7</text:p>
          </table:table-cell>
          <table:table-cell office:value-type="string">
            <text:p>25</text:p>
          </table:table-cell>
          <table:table-cell office:value-type="string">
            <text:p>117</text:p>
          </table:table-cell>
          <table:table-cell office:value-type="string">
            <text:p>.103</text:p>
          </table:table-cell>
          <table:table-cell office:value-type="string">
            <text:p>36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46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5.0</text:p>
          </table:table-cell>
        </table:table-row>
      </table:table>
      <table:table table:name="Sheet 3">
        <table:table-row>
          <table:table-cell office:value-type="string">
            <text:p>Navy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di Sgattoni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26</text:p>
          </table:table-cell>
          <table:table-cell office:value-type="string">
            <text:p>.23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Darby Minton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Patricia Mattingly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lly Spenc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Maggie Phillips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Soli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ara Dotzauer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.13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arena Seelbach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2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Olivia Kluger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1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tie Patrick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4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Olivia Rozmu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8</text:p>
          </table:table-cell>
          <table:table-cell office:value-type="string">
            <text:p>12</text:p>
          </table:table-cell>
          <table:table-cell office:value-type="string">
            <text:p>108</text:p>
          </table:table-cell>
          <table:table-cell office:value-type="string">
            <text:p>.241</text:p>
          </table:table-cell>
          <table:table-cell office:value-type="string">
            <text:p>37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48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5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